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4000000142CDE3065725EEEFB.png" manifest:media-type="image/png"/>
  <manifest:file-entry manifest:full-path="Pictures/100002010000001400000014ABD78683B5036AF6.png" manifest:media-type="image/png"/>
  <manifest:file-entry manifest:full-path="Pictures/100002010000001400000014F0EE9387B46E7032.png" manifest:media-type="image/png"/>
  <manifest:file-entry manifest:full-path="Pictures/10000201000000110000000B0E36DBA256F50C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3.392cm"/>
    </style:style>
    <style:style style:name="Tableau1.B" style:family="table-column">
      <style:table-column-properties style:column-width="2.828cm"/>
    </style:style>
    <style:style style:name="Tableau1.C" style:family="table-column">
      <style:table-column-properties style:column-width="4.96cm"/>
    </style:style>
    <style:style style:name="Tableau1.D" style:family="table-column">
      <style:table-column-properties style:column-width="3.505cm"/>
    </style:style>
    <style:style style:name="Tableau1.E" style:family="table-column">
      <style:table-column-properties style:column-width="2.316cm"/>
    </style:style>
    <style:style style:name="Tableau1.A1" style:family="table-cell">
      <style:table-cell-properties style:vertical-align="middle" fo:padding="0.049cm" fo:border="none"/>
    </style:style>
    <style:style style:name="P1" style:family="paragraph" style:parent-style-name="Heading_20_2">
      <style:paragraph-properties fo:text-align="justify" style:justify-single-word="false"/>
    </style:style>
    <style:style style:name="P2" style:family="paragraph" style:parent-style-name="Heading_20_1">
      <style:text-properties officeooo:rsid="001d2443" officeooo:paragraph-rsid="001d2443"/>
    </style:style>
    <style:style style:name="P3" style:family="paragraph" style:parent-style-name="Text_20_body" style:list-style-name="L1"/>
    <style:style style:name="P4" style:family="paragraph" style:parent-style-name="Text_20_body">
      <style:paragraph-properties fo:text-align="justify" style:justify-single-word="false"/>
    </style:style>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4">
      <style:paragraph-properties fo:text-align="justify" style:justify-single-word="false"/>
    </style:style>
    <style:style style:name="P8" style:family="paragraph" style:parent-style-name="Text_20_body" style:list-style-name="L6">
      <style:paragraph-properties fo:text-align="justify" style:justify-single-word="false"/>
    </style:style>
    <style:style style:name="P9" style:family="paragraph" style:parent-style-name="Text_20_body" style:list-style-name="L7">
      <style:paragraph-properties fo:text-align="justify" style:justify-single-word="false"/>
    </style:style>
    <style:style style:name="P10" style:family="paragraph" style:parent-style-name="Text_20_body" style:list-style-name="L8">
      <style:paragraph-properties fo:text-align="justify" style:justify-single-word="false"/>
    </style:style>
    <style:style style:name="P11" style:family="paragraph" style:parent-style-name="Text_20_body" style:list-style-name="L9">
      <style:paragraph-properties fo:text-align="justify" style:justify-single-word="false"/>
    </style:style>
    <style:style style:name="P12" style:family="paragraph" style:parent-style-name="Text_20_body" style:list-style-name="L10">
      <style:paragraph-properties fo:text-align="justify" style:justify-single-word="false"/>
    </style:style>
    <style:style style:name="P13" style:family="paragraph" style:parent-style-name="Text_20_body" style:list-style-name="L11">
      <style:paragraph-properties fo:text-align="justify" style:justify-single-word="false"/>
    </style:style>
    <style:style style:name="P14" style:family="paragraph" style:parent-style-name="Text_20_body" style:list-style-name="L12">
      <style:paragraph-properties fo:text-align="justify" style:justify-single-word="false"/>
    </style:style>
    <style:style style:name="P15" style:family="paragraph" style:parent-style-name="Text_20_body" style:list-style-name="L13">
      <style:paragraph-properties fo:text-align="justify" style:justify-single-word="false"/>
    </style:style>
    <style:style style:name="P16" style:family="paragraph" style:parent-style-name="Text_20_body" style:list-style-name="L14">
      <style:paragraph-properties fo:text-align="justify" style:justify-single-word="false"/>
    </style:style>
    <style:style style:name="P17" style:family="paragraph" style:parent-style-name="Text_20_body" style:list-style-name="L15">
      <style:paragraph-properties fo:text-align="justify" style:justify-single-word="false"/>
    </style:style>
    <style:style style:name="P18" style:family="paragraph" style:parent-style-name="Text_20_body" style:list-style-name="L16">
      <style:paragraph-properties fo:text-align="justify" style:justify-single-word="false"/>
    </style:style>
    <style:style style:name="P19" style:family="paragraph" style:parent-style-name="Text_20_body" style:list-style-name="L19">
      <style:paragraph-properties fo:text-align="justify" style:justify-single-word="false"/>
    </style:style>
    <style:style style:name="P20" style:family="paragraph" style:parent-style-name="Text_20_body" style:list-style-name="L5"/>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
      <style:paragraph-properties fo:margin-top="0cm" fo:margin-bottom="0cm" loext:contextual-spacing="false" fo:text-align="justify" style:justify-single-word="false"/>
    </style:style>
    <style:style style:name="P31" style:family="paragraph" style:parent-style-name="Text_20_body" style:list-style-name="L3">
      <style:paragraph-properties fo:margin-top="0cm" fo:margin-bottom="0cm" loext:contextual-spacing="false" fo:text-align="justify" style:justify-single-word="false"/>
    </style:style>
    <style:style style:name="P32" style:family="paragraph" style:parent-style-name="Text_20_body" style:list-style-name="L4">
      <style:paragraph-properties fo:margin-top="0cm" fo:margin-bottom="0cm" loext:contextual-spacing="false" fo:text-align="justify" style:justify-single-word="false"/>
    </style:style>
    <style:style style:name="P33" style:family="paragraph" style:parent-style-name="Text_20_body" style:list-style-name="L6">
      <style:paragraph-properties fo:margin-top="0cm" fo:margin-bottom="0cm" loext:contextual-spacing="false" fo:text-align="justify" style:justify-single-word="false"/>
    </style:style>
    <style:style style:name="P34" style:family="paragraph" style:parent-style-name="Text_20_body" style:list-style-name="L7">
      <style:paragraph-properties fo:margin-top="0cm" fo:margin-bottom="0cm" loext:contextual-spacing="false" fo:text-align="justify" style:justify-single-word="false"/>
    </style:style>
    <style:style style:name="P35" style:family="paragraph" style:parent-style-name="Text_20_body" style:list-style-name="L8">
      <style:paragraph-properties fo:margin-top="0cm" fo:margin-bottom="0cm" loext:contextual-spacing="false" fo:text-align="justify" style:justify-single-word="false"/>
    </style:style>
    <style:style style:name="P36" style:family="paragraph" style:parent-style-name="Text_20_body" style:list-style-name="L9">
      <style:paragraph-properties fo:margin-top="0cm" fo:margin-bottom="0cm" loext:contextual-spacing="false" fo:text-align="justify" style:justify-single-word="false"/>
    </style:style>
    <style:style style:name="P37" style:family="paragraph" style:parent-style-name="Text_20_body" style:list-style-name="L10">
      <style:paragraph-properties fo:margin-top="0cm" fo:margin-bottom="0cm" loext:contextual-spacing="false" fo:text-align="justify" style:justify-single-word="false"/>
    </style:style>
    <style:style style:name="P38" style:family="paragraph" style:parent-style-name="Text_20_body" style:list-style-name="L11">
      <style:paragraph-properties fo:margin-top="0cm" fo:margin-bottom="0cm" loext:contextual-spacing="false" fo:text-align="justify" style:justify-single-word="false"/>
    </style:style>
    <style:style style:name="P39" style:family="paragraph" style:parent-style-name="Text_20_body" style:list-style-name="L12">
      <style:paragraph-properties fo:margin-top="0cm" fo:margin-bottom="0cm" loext:contextual-spacing="false" fo:text-align="justify" style:justify-single-word="false"/>
    </style:style>
    <style:style style:name="P40" style:family="paragraph" style:parent-style-name="Text_20_body" style:list-style-name="L13">
      <style:paragraph-properties fo:margin-top="0cm" fo:margin-bottom="0cm" loext:contextual-spacing="false" fo:text-align="justify" style:justify-single-word="false"/>
    </style:style>
    <style:style style:name="P41" style:family="paragraph" style:parent-style-name="Text_20_body" style:list-style-name="L14">
      <style:paragraph-properties fo:margin-top="0cm" fo:margin-bottom="0cm" loext:contextual-spacing="false" fo:text-align="justify" style:justify-single-word="false"/>
    </style:style>
    <style:style style:name="P42" style:family="paragraph" style:parent-style-name="Text_20_body" style:list-style-name="L15">
      <style:paragraph-properties fo:margin-top="0cm" fo:margin-bottom="0cm" loext:contextual-spacing="false" fo:text-align="justify" style:justify-single-word="false"/>
    </style:style>
    <style:style style:name="P43" style:family="paragraph" style:parent-style-name="Text_20_body" style:list-style-name="L16">
      <style:paragraph-properties fo:margin-top="0cm" fo:margin-bottom="0cm" loext:contextual-spacing="false" fo:text-align="justify" style:justify-single-word="false"/>
    </style:style>
    <style:style style:name="P44" style:family="paragraph" style:parent-style-name="Text_20_body" style:list-style-name="L19">
      <style:paragraph-properties fo:margin-top="0cm" fo:margin-bottom="0cm" loext:contextual-spacing="false" fo:text-align="justify" style:justify-single-word="false"/>
    </style:style>
    <style:style style:name="P45" style:family="paragraph" style:parent-style-name="Text_20_body" style:list-style-name="L5">
      <style:paragraph-properties fo:margin-top="0cm" fo:margin-bottom="0cm" loext:contextual-spacing="false"/>
    </style:style>
    <style:style style:name="P46" style:family="paragraph" style:parent-style-name="Text_20_body" style:list-style-name="L18">
      <style:paragraph-properties fo:margin-top="0cm" fo:margin-bottom="0cm" loext:contextual-spacing="false"/>
    </style:style>
    <style:style style:name="P47" style:family="paragraph" style:parent-style-name="Standard">
      <style:text-properties officeooo:rsid="001b30f1" officeooo:paragraph-rsid="001b30f1"/>
    </style:style>
    <style:style style:name="P48" style:family="paragraph" style:parent-style-name="Standard">
      <style:text-properties officeooo:rsid="001d2443" officeooo:paragraph-rsid="001d2443"/>
    </style:style>
    <style:style style:name="P49" style:family="paragraph" style:parent-style-name="Table_20_Contents">
      <style:paragraph-properties fo:text-align="center" style:justify-single-word="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Opengst</text:p>
      <text:p text:style-name="P47"/>
      <text:p text:style-name="P47"><text:a xlink:type="simple" xlink:href="http://www.opengst.fr/logiciel-services-techniques-ou-fichier-excel/" text:style-name="Internet_20_link" text:visited-style-name="Visited_20_Internet_20_Link">http://www.opengst.fr/logiciel-services-techniques-ou-fichier-excel/</text:a></text:p>
      <text:p text:style-name="P47"/>
      <text:p text:style-name="P47"/>
      <text:p text:style-name="P48">publik</text:p>
      <text:p text:style-name="P48"/>
      <text:p text:style-name="P48"><text:a xlink:type="simple" xlink:href="https://publik.entrouvert.com/citoyens/" text:style-name="Internet_20_link" text:visited-style-name="Visited_20_Internet_20_Link">https://publik.entrouvert.com/citoyens/</text:a></text:p>
      <text:p text:style-name="P48"/>
      <text:p text:style-name="P48"/>
      <text:p text:style-name="P48"/>
      <text:h text:style-name="P2" text:outline-level="1">Améliorer le service aux administrés</text:h>
      <text:section text:style-name="Sect1" text:name="intro">
        <text:list xml:id="list1695815469" text:style-name="L17">
          <text:list-item>
            <text:p text:style-name="P21"><text:span text:style-name="Strong_20_Emphasis">Espace citoyen</text:span> : tableau de bord dans lequel le citoyen voit remonter l'information de tous les services liés (demandes en cours, compte lecteur, paiements, compte famille...).</text:p>
          </text:list-item>
          <text:list-item>
            <text:p text:style-name="P21"><text:span text:style-name="Strong_20_Emphasis">Démarches en lignes</text:span> : l'ensemble des formulaires présentant les démarches dématérialisées.</text:p>
          </text:list-item>
          <text:list-item>
            <text:p text:style-name="P21"><text:span text:style-name="Strong_20_Emphasis">Guichet unique, mobilité et multi-canal </text:span>: pour permettre aux citoyens d'utiliser tous les canaux de communication.</text:p>
          </text:list-item>
          <text:list-item>
            <text:p text:style-name="P21"><text:span text:style-name="Strong_20_Emphasis">Porte-document</text:span> : pour stocker et échanger les documents administratifs.</text:p>
          </text:list-item>
        </text:list>
      </text:section>
      <text:p text:style-name="P48"/>
      <text:p text:style-name="P48"/>
      <text:p text:style-name="P48"/>
      <text:h text:style-name="P2" text:outline-level="1">Espace citoyen</text:h>
      <text:section text:style-name="Sect1" text:name="compte-citoyen">
        <text:p text:style-name="Text_20_body">L'usager peut accéder aux démarches de manière authentifiée ou non suivant le paramétrage souhaité. L'espace citoyen n'est donc pas obligatoire, mais il permet à l'usager :</text:p>
        <text:list xml:id="list835568053" text:style-name="L1">
          <text:list-item>
            <text:p text:style-name="P3">De saisir ses coordonnées une fois pour toute, ses informations personnelles seront automatiquement pré-remplies lorsqu'il effectue des démarches en ligne.</text:p>
          </text:list-item>
          <text:list-item>
            <text:p text:style-name="P3">De suivre le traitement de ses demandes à tout moment et de les compléter si besoin.</text:p>
          </text:list-item>
          <text:list-item>
            <text:p text:style-name="P3">De paramétrer l'affichage de flux d'informations thématiques et accessibles depuis sa page d'accueil ou transmis par mail ou SMS sous formes d'alertes.</text:p>
          </text:list-item>
          <text:list-item>
            <text:p text:style-name="P3">De voir les informations le concernant provenant d'autres services de la mairie reliés à la solution (portail famille, compte lecteur de la médiathèque, opéra, paiements, transports, conservatoire, piscine…).</text:p>
          </text:list-item>
          <text:list-item>
            <text:p text:style-name="P3">De disposer d’un espace personnel pour archivage des demandes effectuées ou en cours.</text:p>
          </text:list-item>
          <text:list-item>
            <text:p text:style-name="P3">De suivre les demandes transmises et de recevoir les notifications de progression de la démarche.</text:p>
          </text:list-item>
        </text:list>
      </text:section>
      <text:p text:style-name="P48"/>
      <text:h text:style-name="P2" text:outline-level="1"><text:soft-page-break/>Démarches en ligne</text:h>
      <text:section text:style-name="Sect1" text:name="demarches">
        <text:p text:style-name="P4">Les démarches sont accessibles sans couture depuis le site web de la ville et font l'objet d'une intégration graphique calquée sur ce dernier : l'usager passe de façon transparente du site de la ville aux téléservices et réciproquement. Les téléservices permettent de :</text:p>
        <text:list xml:id="list660709179" text:style-name="L2">
          <text:list-item>
            <text:p text:style-name="P30"><text:span text:style-name="Strong_20_Emphasis">Simplifier</text:span> le dépôt des demandes. </text:p>
          </text:list-item>
          <text:list-item>
            <text:p text:style-name="P30"><text:span text:style-name="Strong_20_Emphasis">Suivre</text:span> leur traitement. </text:p>
          </text:list-item>
          <text:list-item>
            <text:p text:style-name="P5"><text:span text:style-name="Strong_20_Emphasis">Sauvegarder</text:span> les démarches en cours et les reprendre. </text:p>
          </text:list-item>
        </text:list>
        <text:p text:style-name="P4">Les démarches offrent les fonctionnalités suivantes, modulables en fonction des besoins :</text:p>
        <text:list xml:id="list1028372754" text:style-name="L3">
          <text:list-item>
            <text:p text:style-name="P31">Démarches types installées par défaut et mise en place de démarches personnalisées à la demande de chaque collectivité. </text:p>
          </text:list-item>
          <text:list-item>
            <text:p text:style-name="P31">Formulation des demandes 24h/24 et 7j/7 via la plate-forme. </text:p>
          </text:list-item>
          <text:list-item>
            <text:p text:style-name="P31">Transmission des pièces nécessaires au traitement de la demande en liaison avec le porte-document interne ou celui de Mon Service Public. </text:p>
          </text:list-item>
          <text:list-item>
            <text:p text:style-name="P31">Compléments et transmission de nouvelles pièces à tout moment au cours de la démarche (informations complémentaires, changements de situation, document justificatif, etc.) </text:p>
          </text:list-item>
          <text:list-item>
            <text:p text:style-name="P31">Fédération d’identité et raccordement à mon.service-public.fr aujourd'hui, à France Connect demain. </text:p>
          </text:list-item>
          <text:list-item>
            <text:p text:style-name="P31">Démarches pré-remplies avec les informations de l’usager à chaque connexion. </text:p>
          </text:list-item>
          <text:list-item>
            <text:p text:style-name="P31">Démarches ouvertes à tous ou réservées à certains types d'utilisateurs (démarches internes par exemple). </text:p>
          </text:list-item>
          <text:list-item>
            <text:p text:style-name="P31">Sauvegarde automatique d’une démarche en cours pour pouvoir poursuivre sa complétion ultérieurement. </text:p>
          </text:list-item>
          <text:list-item>
            <text:p text:style-name="P6">Ticket de suivi d'une démarche permettant la délégation et la consultation de l'état de la démarche par n'importe quelle personne à qui le citoyen confie ce numéro de suivi. </text:p>
          </text:list-item>
        </text:list>
      </text:section>
      <text:p text:style-name="P48"/>
      <text:p text:style-name="P48"/>
      <text:h text:style-name="P2" text:outline-level="1">Guichet unique, mobilité et multi-canal</text:h>
      <text:section text:style-name="Sect1" text:name="mobilite">
        <text:p text:style-name="Text_20_body">L'usager dispose aujourd'hui d'un nombre important de vecteurs de communication (canaux) pour s'adresser à sa collectivité :</text:p>
        <text:list xml:id="list228841924" text:style-name="L4">
          <text:list-item>
            <text:p text:style-name="P32">Guichet physique </text:p>
          </text:list-item>
          <text:list-item>
            <text:p text:style-name="P32">Courrier papier </text:p>
          </text:list-item>
          <text:list-item>
            <text:p text:style-name="P32">Courrier électronique </text:p>
          </text:list-item>
          <text:list-item>
            <text:p text:style-name="P32">Téléphone </text:p>
          </text:list-item>
          <text:list-item>
            <text:p text:style-name="P32">Plate-forme Web (depuis une station de travail ou un appareil mobile) </text:p>
          </text:list-item>
          <text:list-item>
            <text:p text:style-name="P32">Application mobile </text:p>
          </text:list-item>
          <text:list-item>
            <text:p text:style-name="P7">Fax </text:p>
          </text:list-item>
        </text:list>
        <text:p text:style-name="P4">Publik prend en compte toutes ces dimensions en faisant en sorte que les demandes formulées par n'importe quel canal, intègrent in fine la plate-forme web (via une connexion automatique avec le central téléphonique ou une application de dématérialisation du courrier).</text:p>
        <text:h text:style-name="P1" text:outline-level="2"><text:soft-page-break/>Signalement d'incident : Fix my street</text:h>
        <text:p text:style-name="Text_20_body">De nombreuses applications mobiles existent pour signaler un problème de voirie, un graffiti, un problème d'éclairage, etc.</text:p>
        <text:p text:style-name="Text_20_body">Publik offre toutes ces fonctionnalités avec une personnalisation sans équivalent. Cela comprend évidemment la géolocalisation automatique des incidents et la prise de photo avec le mobile.</text:p>
        <text:h text:style-name="P1" text:outline-level="2">Un standard : le web</text:h>
        <text:p text:style-name="P4">Nos versions « full web » sont adaptées spécifiquement aux smartphone et tablettes. Ces versions mobiles se comportent exactement comme une application mobile.</text:p>
        <text:p text:style-name="P4">Le webmobile est la garantie d’une solution réellement multi plate-forme sans devoir multiplier les bases de code à maintenir (nécessaire pour les applications mobiles).</text:p>
        <text:p text:style-name="P4">Pour faire face à la demande de certains clients soucieux d'assurer la présence de leur collectivité dans l'Apple ou le Google Store, nous avons également développé une application mobile pour IOS et Android.</text:p>
      </text:section>
      <text:p text:style-name="P48"/>
      <text:h text:style-name="P2" text:outline-level="1">Porte-document</text:h>
      <text:p text:style-name="Text_20_body">Jusqu'à maintenant nous utilisions l'espace de données de « Mon service-public » comme coffre-fort pour stocker les documents des usagers. Mais « Mon service-public » devant disparaître au profit de « France Connect » (qui n'offre pas de porte-document) en 2016, nous avons donc réintégré un porte-document dans la solution. Ce dernier permet de :</text:p>
      <text:list xml:id="list2047193213" text:style-name="L5">
        <text:list-item>
          <text:p text:style-name="P45">Stocker les documents que l'usager décide d'y placer. </text:p>
        </text:list-item>
        <text:list-item>
          <text:p text:style-name="P45">Stocker les documents fournis par la collectivité. </text:p>
        </text:list-item>
        <text:list-item>
          <text:p text:style-name="P45">Alimenter les démarches avec les pièces justificatives nécessaires. </text:p>
        </text:list-item>
        <text:list-item>
          <text:p text:style-name="P20">Garantir la sécurité et le respect de la vie privé en utilisant la fédération d'identité. </text:p>
        </text:list-item>
      </text:list>
      <text:p text:style-name="P48"/>
      <text:p text:style-name="P48"/>
      <text:p text:style-name="P48"/>
      <text:p text:style-name="P48"/>
      <text:h text:style-name="P2" text:outline-level="1"><text:bookmark text:name="intro"/>Simplifier le travail des agents</text:h>
      <text:section text:style-name="Sect1" text:name="Section1">
        <text:list xml:id="list1640684983" text:style-name="L18">
          <text:list-item>
            <text:p text:style-name="P46"><text:span text:style-name="Strong_20_Emphasis">Guichet de traitement des demandes</text:span> : interface de gestion unifiée des demandes. </text:p>
          </text:list-item>
          <text:list-item>
            <text:p text:style-name="P46"><text:span text:style-name="Strong_20_Emphasis">Fabrique de formulaires</text:span>. </text:p>
          </text:list-item>
          <text:list-item>
            <text:p text:style-name="P46"><text:span text:style-name="Strong_20_Emphasis">Fabrique de workflows</text:span>. </text:p>
          </text:list-item>
          <text:list-item>
            <text:p text:style-name="P46"><text:span text:style-name="Strong_20_Emphasis">Système d'annonces</text:span> en ligne, par mail et SMS. </text:p>
          </text:list-item>
          <text:list-item>
            <text:p text:style-name="P46"><text:span text:style-name="Strong_20_Emphasis">Système d'édition</text:span> de contenu. </text:p>
          </text:list-item>
          <text:list-item>
            <text:p text:style-name="P22">Module de <text:span text:style-name="Strong_20_Emphasis">prise de rendez-vous</text:span> enligne </text:p>
          </text:list-item>
        </text:list>
      </text:section>
      <text:p text:style-name="P48"/>
      <text:h text:style-name="P2" text:outline-level="1"><text:soft-page-break/>Guichet de traitement des demandes</text:h>
      <text:section text:style-name="Sect1" text:name="guichet-unique">
        <text:h text:style-name="Heading_20_2" text:outline-level="2">Interface unifiée de gestion</text:h>
        <text:p text:style-name="P4">Le guichet unique est l'interface unifiée qui va permettre aux personnes en charge du traitement des demandes de faire leur travail aisément.</text:p>
        <text:p text:style-name="P4">Le guichet unique vise à :</text:p>
        <text:list xml:id="list3908002320" text:style-name="L6">
          <text:list-item>
            <text:p text:style-name="P33"><text:span text:style-name="Strong_20_Emphasis">Organiser</text:span> les actions </text:p>
          </text:list-item>
          <text:list-item>
            <text:p text:style-name="P33"><text:span text:style-name="Strong_20_Emphasis">Simplifier</text:span> le suivi des demandes </text:p>
          </text:list-item>
          <text:list-item>
            <text:p text:style-name="P8"><text:span text:style-name="Strong_20_Emphasis">Améliorer</text:span> l’efficacité des traitements </text:p>
          </text:list-item>
        </text:list>
        <text:p text:style-name="P4">Le guichet unique offre les fonctionnalités suivantes :</text:p>
        <text:list xml:id="list2758064374" text:style-name="L7">
          <text:list-item>
            <text:p text:style-name="P34">Centralisation des demandes (état civil, culture, vie pratique, etc.) dans un listing unique pour tous les canaux entrants : courrier, papier, téléphone, web, courriels, guichet physique... </text:p>
          </text:list-item>
          <text:list-item>
            <text:p text:style-name="P34">Droits personnalisés avec accès pour chaque agent aux demandes dont il a la charge et pas aux autres (respect des 10 familles CNIL). </text:p>
          </text:list-item>
          <text:list-item>
            <text:p text:style-name="P34">Géolocalisation et visualisation des demandes sur une carte du territoire. </text:p>
          </text:list-item>
          <text:list-item>
            <text:p text:style-name="P34"> Recherche et filtre sur les demandes </text:p>
          </text:list-item>
          <text:list-item>
            <text:p text:style-name="P34">Statistiques(graphiques) des traitements des demandes </text:p>
          </text:list-item>
          <text:list-item>
            <text:p text:style-name="P34">Transmission des données collectées par le portail citoyen vers les applications métiers de la collectivité. </text:p>
          </text:list-item>
          <text:list-item>
            <text:p text:style-name="P9">Personnalisation par l’agent des écrans de données utiles à son travail. </text:p>
          </text:list-item>
        </text:list>
      </text:section>
      <text:p text:style-name="P48"/>
      <text:h text:style-name="P2" text:outline-level="1">Fabrique de formulaires</text:h>
      <text:section text:style-name="Sect1" text:name="fabrique-formulaires">
        <text:h text:style-name="Heading_20_2" text:outline-level="2">Travailler les champs</text:h>
        <text:p text:style-name="P4">L'outil de fabrique des formulaires permet sans compétences informatiques de :</text:p>
        <text:list xml:id="list2757351007" text:style-name="L8">
          <text:list-item>
            <text:p text:style-name="P35"><text:span text:style-name="Strong_20_Emphasis">Créer</text:span> des formulaires sur-mesure. </text:p>
          </text:list-item>
          <text:list-item>
            <text:p text:style-name="P35"><text:span text:style-name="Strong_20_Emphasis">Partager</text:span> les démarches avec la communauté. </text:p>
          </text:list-item>
          <text:list-item>
            <text:p text:style-name="P10"><text:span text:style-name="Strong_20_Emphasis">Être</text:span> autonome. </text:p>
          </text:list-item>
        </text:list>
        <text:p text:style-name="P4">Les fonctionnalités offertes par la fabrique sont les suivantes :</text:p>
        <text:list xml:id="list1061504365" text:style-name="L9">
          <text:list-item>
            <text:p text:style-name="P36">Création de formulaires personnalisés : saisie libre, champs date, listes déroulantes, cases à cocher, bouton radio, etc. </text:p>
          </text:list-item>
          <text:list-item>
            <text:p text:style-name="P36">Création de pages conditionnelles proposées suivant la saisie. </text:p>
          </text:list-item>
          <text:list-item>
            <text:p text:style-name="P36">Partage et adaptation de formulaires existants (par exemple depuis la plate-forme communautaire <text:a xlink:type="simple" xlink:href="http://link/" text:style-name="Internet_20_link" text:visited-style-name="Visited_20_Internet_20_Link">Bistro</text:a>). </text:p>
          </text:list-item>
          <text:list-item>
            <text:p text:style-name="P11"><text:soft-page-break/>Variation des niveaux de droits sur les formulaires : en libre accès (pas de compte citoyen nécessaire), en accès identifié ou en accès restreint à un profil (par exemple réservés aux agents de la collectivité). </text:p>
          </text:list-item>
        </text:list>
      </text:section>
      <text:p text:style-name="P48"/>
      <text:p text:style-name="P48"/>
      <text:p text:style-name="P48"/>
      <text:p text:style-name="P48"/>
      <text:h text:style-name="P2" text:outline-level="1">Fabrique de workflows</text:h>
      <text:section text:style-name="Sect1" text:name="fabrique-workflows">
        <text:h text:style-name="Heading_20_2" text:outline-level="2">Piloter les circuits</text:h>
        <text:p text:style-name="P4">Les workflows sont des circuits de traitement associés à un formulaire. Ils déterminent les différentes étapes par lesquelles va passer une demande et quelles sont les actions effectuées à chaque étape du traitement.</text:p>
        <text:p text:style-name="P4">L'outil de fabrique des workflow permet de :</text:p>
        <text:list xml:id="list3672702385" text:style-name="L10">
          <text:list-item>
            <text:p text:style-name="P37"><text:span text:style-name="Strong_20_Emphasis">Créer</text:span> des circuits de traitement des demandes sur mesure. </text:p>
          </text:list-item>
          <text:list-item>
            <text:p text:style-name="P37"><text:span text:style-name="Strong_20_Emphasis">Partager</text:span> ces circuits avec la communauté </text:p>
          </text:list-item>
          <text:list-item>
            <text:p text:style-name="P12"><text:span text:style-name="Strong_20_Emphasis">Être</text:span> autonome </text:p>
          </text:list-item>
        </text:list>
        <text:p text:style-name="P4">Les fonctionnalités offertes par l'outil de workflow sont les suivantes :</text:p>
        <text:list xml:id="list2235229852" text:style-name="L11">
          <text:list-item>
            <text:p text:style-name="P38">Création de workflows personnalisés avec un nombre illimité d'étapes </text:p>
          </text:list-item>
          <text:list-item>
            <text:p text:style-name="P38">Variété des types d'action exécutées à chaque étape : envoi de mail, de SMS, affichage de messages, génération de documents, validation, refus, redirection de la demande… </text:p>
          </text:list-item>
          <text:list-item>
            <text:p text:style-name="P38">Représentation graphique des workflows. </text:p>
          </text:list-item>
          <text:list-item>
            <text:p text:style-name="P38">Possibilité d'ajouter des champs réservés à l'administration et non exposés au demandeur. </text:p>
          </text:list-item>
          <text:list-item>
            <text:p text:style-name="P38">Interconnexion avec des applications tierces : à chaque étape, on peut grâce au workflow faire interagir la demande avec une application métier, dans les deux sens. </text:p>
          </text:list-item>
          <text:list-item>
            <text:p text:style-name="P13">Partage et adaptation de workflows existants (par exemple depuis la plate-forme communautaire <text:a xlink:type="simple" xlink:href="http://link/" text:style-name="Internet_20_link" text:visited-style-name="Visited_20_Internet_20_Link">Bistro</text:a>). </text:p>
          </text:list-item>
        </text:list>
      </text:section>
      <text:p text:style-name="P48"/>
      <text:p text:style-name="P48"/>
      <text:h text:style-name="P2" text:outline-level="1">Annonces aux citoyens</text:h>
      <text:section text:style-name="Sect1" text:name="annonces">
        <text:h text:style-name="Heading_20_2" text:outline-level="2">Alerter les usagers</text:h>
        <text:p text:style-name="P4">Publik dispose d'une brique de gestion et d'envoi d'annonces aux citoyens. L'application est conçue pour envoyer des annonces :</text:p>
        <text:list xml:id="list614096366" text:style-name="L12">
          <text:list-item>
            <text:p text:style-name="P39">Par courriel à des abonnés </text:p>
          </text:list-item>
          <text:list-item>
            <text:p text:style-name="P39">Par SMS à des abonnés </text:p>
          </text:list-item>
          <text:list-item>
            <text:p text:style-name="P14">Dans un CMS (Celui de Publik ou un autre). </text:p>
          </text:list-item>
        </text:list>
        <text:p text:style-name="P4"><text:soft-page-break/>L'annonce est rédigée en texte simple et sous la fenêtre de rédaction on a trois cases à cocher « SMS », « Web », « Courriel » pour indiquer le/les canal/canaux de diffusion souhaité(s).</text:p>
        <text:p text:style-name="P4">La solution offre par ailleurs les fonctionnalités suivantes :</text:p>
        <text:list xml:id="list676285401" text:style-name="L13">
          <text:list-item>
            <text:p text:style-name="P40">Des catégories d'annonces. </text:p>
          </text:list-item>
          <text:list-item>
            <text:p text:style-name="P40">La possibilité de faire des newsletters en sélectionnant les annonces par catégorie et/ou sur une période donnée. </text:p>
          </text:list-item>
          <text:list-item>
            <text:p text:style-name="P15">Un template html éditable appliqué au texte pour l'envoi par courriel. </text:p>
          </text:list-item>
        </text:list>
      </text:section>
      <text:p text:style-name="P48"/>
      <text:p text:style-name="P48"/>
      <text:p text:style-name="P48"/>
      <text:h text:style-name="P2" text:outline-level="1">Édition du contenu</text:h>
      <text:section text:style-name="Sect1" text:name="cms">
        <text:h text:style-name="Heading_20_2" text:outline-level="2">Gérer les textes et les images</text:h>
        <text:p text:style-name="P4">L'affichage de Publik repose sur un « Content Management System », un système de gestion du contenu en ligne qui permet d'ajouter / supprimer / modifier les pages web aussi simplement que dans un logiciel de traitement de texte.</text:p>
        <text:list xml:id="list1740172724" text:style-name="L14">
          <text:list-item>
            <text:p text:style-name="P41"><text:span text:style-name="Strong_20_Emphasis">Créer </text:span>des textes et des images. </text:p>
          </text:list-item>
          <text:list-item>
            <text:p text:style-name="P41"><text:span text:style-name="Strong_20_Emphasis">Organiser</text:span> le contenu. </text:p>
          </text:list-item>
          <text:list-item>
            <text:p text:style-name="P16"><text:span text:style-name="Strong_20_Emphasis">Personnaliser</text:span> l'ergonomie de la solution. </text:p>
          </text:list-item>
        </text:list>
        <text:p text:style-name="P4">Le système de gestion de contenu permet :</text:p>
        <text:list xml:id="list2898643457" text:style-name="L15">
          <text:list-item>
            <text:p text:style-name="P42">De créer un nombre illimité de pages. </text:p>
          </text:list-item>
          <text:list-item>
            <text:p text:style-name="P42">De hiérarchiser simplement les pages par un astucieux système de glisser / déplacer. </text:p>
          </text:list-item>
          <text:list-item>
            <text:p text:style-name="P42">D'utiliser un éditeur WYSIWYG pour ajouter textes et images. </text:p>
          </text:list-item>
          <text:list-item>
            <text:p text:style-name="P42">D'afficher des blocs de contenu prêts à l'emploi (liste des démarches, fils RSS, menus, infos compte lecteur, infos compte famille…) en deux clics. </text:p>
          </text:list-item>
          <text:list-item>
            <text:p text:style-name="P42">De disposer de quelques modèles de pages aux couleurs de la collectivité par défaut. </text:p>
          </text:list-item>
          <text:list-item>
            <text:p text:style-name="P42">De personnaliser les modèles de pages </text:p>
          </text:list-item>
          <text:list-item>
            <text:p text:style-name="P17">De voir en un coup d’œil les changements effectués. </text:p>
          </text:list-item>
        </text:list>
      </text:section>
      <text:p text:style-name="P48"/>
      <text:p text:style-name="P48"/>
      <text:h text:style-name="P2" text:outline-level="1"><text:bookmark text:name="intro1"/>Ouvrir et interconnecter les données</text:h>
      <text:section text:style-name="Sect1" text:name="Section2">
        <text:list xml:id="list3350803711" text:style-name="L19">
          <text:list-item>
            <text:p text:style-name="P44"><text:span text:style-name="Strong_20_Emphasis">Interface d'administration</text:span> : Le service informatique y gère la plate-forme (utilisateurs, rôles, paramètres généraux). </text:p>
          </text:list-item>
          <text:list-item>
            <text:p text:style-name="P44"><text:span text:style-name="Strong_20_Emphasis">Application webservices</text:span> : middleware qui permet les échanges webservices (JSON) avec les applications de la collectivité. </text:p>
          </text:list-item>
          <text:list-item>
            <text:p text:style-name="P44"><text:span text:style-name="Strong_20_Emphasis">Fédération d'identité</text:span> : c'est ce qui permet de coupler les exigences de sécurité et de respect de la vie privée des usagers. </text:p>
          </text:list-item>
          <text:list-item>
            <text:p text:style-name="P19"><text:span text:style-name="Strong_20_Emphasis">Business Intelligence</text:span> : toutes sortes de rapports et de statistiques. </text:p>
          </text:list-item>
        </text:list>
      </text:section>
      <text:p text:style-name="P48"><text:soft-page-break/></text:p>
      <text:p text:style-name="P48"/>
      <text:h text:style-name="P2" text:outline-level="1">Interface d'administration</text:h>
      <text:section text:style-name="Sect1" text:name="administration">
        <text:h text:style-name="Heading_20_2" text:outline-level="2">Configurer la solution</text:h>
        <text:p text:style-name="Text_20_body">Les administrateurs de la solution utiliseront cette interface pour configurer :</text:p>
        <text:list xml:id="list3152829158" text:style-name="L16">
          <text:list-item>
            <text:p text:style-name="P43">Les comptes utilisateurs. </text:p>
          </text:list-item>
          <text:list-item>
            <text:p text:style-name="P43">Les rôles (qui attribue les droits sur les différentes briques). </text:p>
          </text:list-item>
          <text:list-item>
            <text:p text:style-name="P18">Le paramétrage des différentes briques. </text:p>
          </text:list-item>
        </text:list>
      </text:section>
      <text:p text:style-name="P48"/>
      <text:p text:style-name="P48"/>
      <text:h text:style-name="P2" text:outline-level="1">Connexion avec les applications métier</text:h>
      <text:section text:style-name="Sect1" text:name="webservices">
        <text:h text:style-name="Heading_20_2" text:outline-level="2">Urbaniser le système d'information</text:h>
        <text:p text:style-name="P4">Publik est interfacé avec des logiciels métiers lorsque ces derniers possèdent des API ou un format d’échange standard (XML, SOAP, JSON, REST) permettant l’interconnexion. Nous utilisons pour cela une brique intergicielle (middleware) qui implémente l’API de nos applications d’une part, et les connecteurs vers les applications métiers et les référentiels (SQL, Oracle, csv, Web service…) d’autre part.</text:p>
        <text:p text:style-name="P4">Pour les applications métier ne disposant pas encore d’API web nous avons documenté celle, basique, que nous recommandons d’utiliser. Nous échangeons avec les éditeurs concernant la meilleure façon de l'implémenter.</text:p>
        <text:p text:style-name="P4">Publik est connecté à plusieurs applications métiers. Les interconnexions réalisées pour un client sont toujours libres et profitent aux autres.</text:p>
      </text:section>
      <text:p text:style-name="P48"/>
      <text:h text:style-name="P2" text:outline-level="1">Fédération d'identité</text:h>
      <text:section text:style-name="Sect1" text:name="federation-identite">
        <text:h text:style-name="Heading_20_2" text:outline-level="2">Lier les comptes de l'usager sous son contrôle</text:h>
        <text:p text:style-name="P4">La fédération d'identité permet d'utiliser un seul « mécanisme d'authentification » (identifiant/mot de passe, certificats, etc.) pour tous les services, sans qu'il n'y ait jamais d'identifiant unique en circulation. C'est le procédé promu par l'Union Européenne d'une part, par la CNIL d'autre part, pour coupler une authentification forte et le respect de la vie privée.</text:p>
        <text:p text:style-name="P4">Notre fédération d'identité est basée sur des protocoles standards (SAML 2, OAuth, OpenID connect) et permet donc de raccorder toute application utilisant un de ces protocoles.</text:p>
        <text:p text:style-name="P4">La fédération permet de regrouper en un unique « Cercle de confiance » plusieurs services qui reposeront tous sur un fournisseur d'identité particulier pour garantir l'identité des utilisateurs.</text:p>
      </text:section>
      <text:p text:style-name="P48"><text:soft-page-break/></text:p>
      <text:p text:style-name="P48"/>
      <text:h text:style-name="P2" text:outline-level="1">Business Intelligence</text:h>
      <text:h text:style-name="Heading_20_2" text:outline-level="2">Analyser les usages</text:h>
      <text:p text:style-name="P4">Afin d'évaluer et de comprendre l'utilisation qui est faite de la solution par les agents et les citoyens, Publik met à  disposition un ensemble de statistiques pouvant être agrégées dans des rapports périodiques.</text:p>
      <text:p text:style-name="P4">Ces statistiques sont visualisables graphiquement et personnalisables par demande et par date.</text:p>
      <text:p text:style-name="P4"/>
      <text:p text:style-name="P48"/>
      <text:h text:style-name="P2" text:outline-level="1"><text:bookmark text:name="intro2"/>Publik 2020</text:h>
      <text:section text:style-name="Sect1" text:name="Section3">
        <text:p text:style-name="Text_20_body">La promesse de Publik 2020 c'est de libérer l'administration française, en toute modestie. Nous souhaitons faire en sorte qu'en 2020 TOUS les besoins informatiques d'une collectivité puissent être couverts par des logiciels libres.</text:p>
      </text:section>
      <text:p text:style-name="P48"/>
      <text:h text:style-name="P2" text:outline-level="1">L'idée</text:h>
      <text:section text:style-name="Sect1" text:name="idee">
        <text:p text:style-name="Text_20_body">En ce qui concerne les applications métier mais aussi les logiciels transversaux, Publik 2020 doit permettre aux collectivités publiques d'identifier des logiciels :</text:p>
        <text:list xml:id="list4148820579" text:style-name="L20">
          <text:list-item>
            <text:p text:style-name="P23">Qui répondent aux besoins fonctionnels</text:p>
          </text:list-item>
          <text:list-item>
            <text:p text:style-name="P23">Qui sont réellement libres et communautaires</text:p>
          </text:list-item>
          <text:list-item>
            <text:p text:style-name="P23">Qui disposent d’au moins un éditeur/intégrateur de qualité</text:p>
          </text:list-item>
          <text:list-item>
            <text:p text:style-name="P23">Qui s’interfacent parfaitement avec Publik</text:p>
          </text:list-item>
        </text:list>
        <text:p text:style-name="Text_20_body">Est-ce qu’on va y arriver ? Non. En tout cas pas tout seul. Pour que le projet fonctionne, il va falloir :</text:p>
        <text:list xml:id="list25333157" text:style-name="L21">
          <text:list-item>
            <text:p text:style-name="P24">que des collectivités ayant le souci de mutualiser se l’accaparent (et les témoignages d’intérêt sont nombreux) d’une part,</text:p>
          </text:list-item>
          <text:list-item>
            <text:p text:style-name="P24">que les éditeurs de solutions libres que nous allons solliciter soient convaincus que c’est une bonne façon de diffuser et de faire progresser leur application d’autre part. Entr’ouvert n’a pas l’intention de faire de la prestation de services sur les solutions en question et indique pour chaque brique une société référente.</text:p>
          </text:list-item>
          <text:list-item>
            <text:p text:style-name="P24">que nous travaillions de concert avec les initiatives proches (Adullact, OpenMairie, IMIO) pour couvrir un spectre aussi large que possible.</text:p>
          </text:list-item>
        </text:list>
        <text:p text:style-name="Text_20_body"><text:soft-page-break/>Il restera néanmoins des « trous dans la raquette » qu’il conviendra de combler chemin faisant. Nous n’excluons pas de développer certaines applications from scratch si rien de libre n’est satisfaisant et si plusieurs collectivités sont prêtes à piloter le besoin fonctionnel (nous avons besoin de leur expertise concernant le métier).</text:p>
      </text:section>
      <text:p text:style-name="P48"/>
      <text:p text:style-name="P48"/>
      <text:h text:style-name="P2" text:outline-level="1">Les applications</text:h>
      <text:section text:style-name="Sect1" text:name="applications">
        <text:p text:style-name="Text_20_body"><text:span text:style-name="Strong_20_Emphasis">Attention</text:span> : cette liste est une première ébauche, susceptible d'évoluer. Nous devons approfondir notre connaissance d’un certain nombre de logiciels, étoffer nos échanges avec les éditeurs / intégrateurs.</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table:number-columns-spanned="5" office:value-type="string">
              <text:h text:style-name="Heading_20_2" text:outline-level="2">Logiciels support / transversaux</text:h>
            </table:table-cell>
            <table:covered-table-cell/>
            <table:covered-table-cell/>
            <table:covered-table-cell/>
            <table:covered-table-cell/>
          </table:table-row>
          <table:table-row>
            <table:table-cell table:style-name="Tableau1.A1" office:value-type="string">
              <text:p text:style-name="Table_20_Heading">Brique</text:p>
            </table:table-cell>
            <table:table-cell table:style-name="Tableau1.A1" office:value-type="string">
              <text:p text:style-name="Table_20_Heading">Nom</text:p>
            </table:table-cell>
            <table:table-cell table:style-name="Tableau1.A1" office:value-type="string">
              <text:p text:style-name="Table_20_Heading">Description</text:p>
            </table:table-cell>
            <table:table-cell table:style-name="Tableau1.A1" office:value-type="string">
              <text:p text:style-name="Table_20_Heading">Prestataire</text:p>
            </table:table-cell>
            <table:table-cell table:style-name="Tableau1.A1" office:value-type="string">
              <text:p text:style-name="Table_20_Heading">Intégration</text:p>
            </table:table-cell>
          </table:table-row>
          <table:table-row>
            <table:table-cell table:style-name="Tableau1.A1" office:value-type="string">
              <text:p text:style-name="Table_20_Contents">Parapheur</text:p>
            </table:table-cell>
            <table:table-cell table:style-name="Tableau1.A1" office:value-type="string">
              <text:p text:style-name="Table_20_Contents"><text:a xlink:type="simple" xlink:href="http://www.adullact.org/i-parapheur" text:style-name="Internet_20_link" text:visited-style-name="Visited_20_Internet_20_Link">I-parapheur</text:a></text:p>
            </table:table-cell>
            <table:table-cell table:style-name="Tableau1.A1" office:value-type="string">
              <text:p text:style-name="Table_20_Contents">Outil de gestion et de validation documentaire</text:p>
            </table:table-cell>
            <table:table-cell table:style-name="Tableau1.A1" office:value-type="string">
              <text:p text:style-name="Table_20_Contents"> </text:p>
            </table:table-cell>
            <table:table-cell table:style-name="Tableau1.A1" office:value-type="string">
              <text:p text:style-name="P49"><draw:frame draw:style-name="fr1" draw:name="Image1" text:anchor-type="as-char" svg:width="0.529cm" svg:height="0.529cm" draw:z-index="4"><draw:image xlink:href="Pictures/100002010000001400000014ABD78683B5036AF6.png" xlink:type="simple" xlink:show="embed" xlink:actuate="onLoad" loext:mime-type="image/png"/></draw:frame></text:p>
            </table:table-cell>
          </table:table-row>
          <table:table-row>
            <table:table-cell table:style-name="Tableau1.A1" office:value-type="string">
              <text:p text:style-name="Table_20_Contents">GED/GEC</text:p>
            </table:table-cell>
            <table:table-cell table:style-name="Tableau1.A1" office:value-type="string">
              <text:p text:style-name="Table_20_Contents"><text:a xlink:type="simple" xlink:href="http://maarch.com/" text:style-name="Internet_20_link" text:visited-style-name="Visited_20_Internet_20_Link">Maarch</text:a></text:p>
            </table:table-cell>
            <table:table-cell table:style-name="Tableau1.A1" office:value-type="string">
              <text:p text:style-name="Table_20_Contents">Gestion du courrier et de l'archivage</text:p>
            </table:table-cell>
            <table:table-cell table:style-name="Tableau1.A1" office:value-type="string">
              <text:p text:style-name="Table_20_Contents"><text:a xlink:type="simple" xlink:href="http://maarch.com/" text:style-name="Internet_20_link" text:visited-style-name="Visited_20_Internet_20_Link">Maarch</text:a></text:p>
            </table:table-cell>
            <table:table-cell table:style-name="Tableau1.A1" office:value-type="string">
              <text:p text:style-name="P49"><draw:frame draw:style-name="fr1" draw:name="Image2" text:anchor-type="as-char" svg:width="0.529cm" svg:height="0.529cm" draw:z-index="5"><draw:image xlink:href="Pictures/100002010000001400000014ABD78683B5036AF6.png" xlink:type="simple" xlink:show="embed" xlink:actuate="onLoad" loext:mime-type="image/png"/></draw:frame></text:p>
            </table:table-cell>
          </table:table-row>
          <table:table-row>
            <table:table-cell table:style-name="Tableau1.A1" office:value-type="string">
              <text:p text:style-name="Table_20_Contents">Gestion RH, Gestion stock <draw:frame draw:style-name="fr1" draw:name="Image3" text:anchor-type="as-char" svg:width="0.45cm" svg:height="0.291cm" draw:z-index="6"><draw:image xlink:href="Pictures/10000201000000110000000B0E36DBA256F50CB4.png" xlink:type="simple" xlink:show="embed" xlink:actuate="onLoad" loext:mime-type="image/png"/></draw:frame></text:p>
            </table:table-cell>
            <table:table-cell table:style-name="Tableau1.A1" office:value-type="string">
              <text:p text:style-name="Table_20_Contents"><text:a xlink:type="simple" xlink:href="https://www.tryton.org/fr/" text:style-name="Internet_20_link" text:visited-style-name="Visited_20_Internet_20_Link">Tryton</text:a></text:p>
            </table:table-cell>
            <table:table-cell table:style-name="Tableau1.A1" office:value-type="string">
              <text:p text:style-name="Table_20_Contents">Solution de gestion très flexible</text:p>
            </table:table-cell>
            <table:table-cell table:style-name="Tableau1.A1" office:value-type="string">
              <text:p text:style-name="Table_20_Contents"><text:a xlink:type="simple" xlink:href="http://www.b2ck.com/" text:style-name="Internet_20_link" text:visited-style-name="Visited_20_Internet_20_Link">B2CK</text:a></text:p>
            </table:table-cell>
            <table:table-cell table:style-name="Tableau1.A1" office:value-type="string">
              <text:p text:style-name="P49"><draw:frame draw:style-name="fr1" draw:name="Image4" text:anchor-type="as-char" svg:width="0.529cm" svg:height="0.529cm" draw:z-index="7"><draw:image xlink:href="Pictures/100002010000001400000014F0EE9387B46E7032.png" xlink:type="simple" xlink:show="embed" xlink:actuate="onLoad" loext:mime-type="image/png"/></draw:frame></text:p>
            </table:table-cell>
          </table:table-row>
          <table:table-row>
            <table:table-cell table:style-name="Tableau1.A1" office:value-type="string">
              <text:p text:style-name="Table_20_Contents">Gestion RH, Gestion stock</text:p>
            </table:table-cell>
            <table:table-cell table:style-name="Tableau1.A1" office:value-type="string">
              <text:p text:style-name="Table_20_Contents"><text:a xlink:type="simple" xlink:href="https://ofbiz.apache.org/" text:style-name="Internet_20_link" text:visited-style-name="Visited_20_Internet_20_Link">Apache OFBiz®</text:a></text:p>
            </table:table-cell>
            <table:table-cell table:style-name="Tableau1.A1" office:value-type="string">
              <text:p text:style-name="Table_20_Contents">Outil de gestion d'activités</text:p>
            </table:table-cell>
            <table:table-cell table:style-name="Tableau1.A1" office:value-type="string">
              <text:p text:style-name="Table_20_Contents"><text:a xlink:type="simple" xlink:href="https://nereide.fr/" text:style-name="Internet_20_link" text:visited-style-name="Visited_20_Internet_20_Link">Néréide</text:a></text:p>
            </table:table-cell>
            <table:table-cell table:style-name="Tableau1.A1" office:value-type="string">
              <text:p text:style-name="P49"><draw:frame draw:style-name="fr1" draw:name="Image5" text:anchor-type="as-char" svg:width="0.529cm" svg:height="0.529cm" draw:z-index="8"><draw:image xlink:href="Pictures/100002010000001400000014F0EE9387B46E7032.png" xlink:type="simple" xlink:show="embed" xlink:actuate="onLoad" loext:mime-type="image/png"/></draw:frame></text:p>
            </table:table-cell>
          </table:table-row>
          <table:table-row>
            <table:table-cell table:style-name="Tableau1.A1" office:value-type="string">
              <text:p text:style-name="Table_20_Contents">Gestion des délibérations</text:p>
            </table:table-cell>
            <table:table-cell table:style-name="Tableau1.A1" office:value-type="string">
              <text:p text:style-name="Table_20_Contents"><text:a xlink:type="simple" xlink:href="http://www.imio.be/produits/gestion-des-deliberations" text:style-name="Internet_20_link" text:visited-style-name="Visited_20_Internet_20_Link">IA.delib</text:a></text:p>
            </table:table-cell>
            <table:table-cell table:style-name="Tableau1.A1" office:value-type="string">
              <text:p text:style-name="Table_20_Contents">Gestion des séances délibératoires communales</text:p>
            </table:table-cell>
            <table:table-cell table:style-name="Tableau1.A1" office:value-type="string">
              <text:p text:style-name="Table_20_Contents"><text:a xlink:type="simple" xlink:href="http://www.imio.be/" text:style-name="Internet_20_link" text:visited-style-name="Visited_20_Internet_20_Link">IMIO</text:a></text:p>
            </table:table-cell>
            <table:table-cell table:style-name="Tableau1.A1" office:value-type="string">
              <text:p text:style-name="P49"><draw:frame draw:style-name="fr1" draw:name="Image6" text:anchor-type="as-char" svg:width="0.529cm" svg:height="0.529cm" draw:z-index="9"><draw:image xlink:href="Pictures/100002010000001400000014ABD78683B5036AF6.png" xlink:type="simple" xlink:show="embed" xlink:actuate="onLoad" loext:mime-type="image/png"/></draw:frame></text:p>
            </table:table-cell>
          </table:table-row>
          <table:table-row>
            <table:table-cell table:style-name="Tableau1.A1" office:value-type="string">
              <text:p text:style-name="Table_20_Contents">Gestion d'identité</text:p>
            </table:table-cell>
            <table:table-cell table:style-name="Tableau1.A1" office:value-type="string">
              <text:p text:style-name="Table_20_Contents"><text:a xlink:type="simple" xlink:href="http://dev.entrouvert.org/projects/authentic" text:style-name="Internet_20_link" text:visited-style-name="Visited_20_Internet_20_Link">Authentic</text:a></text:p>
            </table:table-cell>
            <table:table-cell table:style-name="Tableau1.A1" office:value-type="string">
              <text:p text:style-name="Table_20_Contents">Fournisseur d'identité multiprotocole et multi-annuaire</text:p>
            </table:table-cell>
            <table:table-cell table:style-name="Tableau1.A1" office:value-type="string">
              <text:p text:style-name="Table_20_Contents"><text:a xlink:type="simple" xlink:href="http://entrouvert.com/" text:style-name="Internet_20_link" text:visited-style-name="Visited_20_Internet_20_Link">Entr'ouvert</text:a></text:p>
            </table:table-cell>
            <table:table-cell table:style-name="Tableau1.A1" office:value-type="string">
              <text:p text:style-name="P49"><draw:frame draw:style-name="fr1" draw:name="Image7" text:anchor-type="as-char" svg:width="0.529cm" svg:height="0.529cm" draw:z-index="10"><draw:image xlink:href="Pictures/1000020100000014000000142CDE3065725EEEFB.png" xlink:type="simple" xlink:show="embed" xlink:actuate="onLoad" loext:mime-type="image/png"/></draw:frame></text:p>
            </table:table-cell>
          </table:table-row>
          <table:table-row>
            <table:table-cell table:style-name="Tableau1.A1" office:value-type="string">
              <text:p text:style-name="Table_20_Contents">Démocratie délibérative</text:p>
            </table:table-cell>
            <table:table-cell table:style-name="Tableau1.A1" office:value-type="string">
              <text:p text:style-name="Table_20_Contents"><text:a xlink:type="simple" xlink:href="https://github.com/decidim/decidim" text:style-name="Internet_20_link" text:visited-style-name="Visited_20_Internet_20_Link">Decidim</text:a></text:p>
            </table:table-cell>
            <table:table-cell table:style-name="Tableau1.A1" office:value-type="string">
              <text:p text:style-name="Table_20_Contents">Prendre des décisions de manière transparente et collective</text:p>
            </table:table-cell>
            <table:table-cell table:style-name="Tableau1.A1" office:value-type="string">
              <text:p text:style-name="Table_20_Contents"><text:a xlink:type="simple" xlink:href="http://www.opensourcepolitics.eu/" text:style-name="Internet_20_link" text:visited-style-name="Visited_20_Internet_20_Link">Open Source Politics</text:a></text:p>
            </table:table-cell>
            <table:table-cell table:style-name="Tableau1.A1" office:value-type="string">
              <text:p text:style-name="P49"><draw:frame draw:style-name="fr1" draw:name="Image8" text:anchor-type="as-char" svg:width="0.529cm" svg:height="0.529cm" draw:z-index="11"><draw:image xlink:href="Pictures/100002010000001400000014F0EE9387B46E7032.png" xlink:type="simple" xlink:show="embed" xlink:actuate="onLoad" loext:mime-type="image/png"/></draw:frame></text:p>
            </table:table-cell>
          </table:table-row>
          <table:table-row>
            <table:table-cell table:style-name="Tableau1.A1" office:value-type="string">
              <text:p text:style-name="Table_20_Contents">Gestion de contenu</text:p>
            </table:table-cell>
            <table:table-cell table:style-name="Tableau1.A1" office:value-type="string">
              <text:p text:style-name="Table_20_Contents"><text:a xlink:type="simple" xlink:href="https://dev.entrouvert.org/projects/combo/" text:style-name="Internet_20_link" text:visited-style-name="Visited_20_Internet_20_Link">Combo</text:a></text:p>
            </table:table-cell>
            <table:table-cell table:style-name="Tableau1.A1" office:value-type="string">
              <text:p text:style-name="Table_20_Contents">CMS simple, particulièrement adapté à Publik</text:p>
            </table:table-cell>
            <table:table-cell table:style-name="Tableau1.A1" office:value-type="string">
              <text:p text:style-name="Table_20_Contents"><text:a xlink:type="simple" xlink:href="http://entrouvert.com/" text:style-name="Internet_20_link" text:visited-style-name="Visited_20_Internet_20_Link">Entr'ouvert</text:a></text:p>
            </table:table-cell>
            <table:table-cell table:style-name="Tableau1.A1" office:value-type="string">
              <text:p text:style-name="P49"><draw:frame draw:style-name="fr1" draw:name="Image9" text:anchor-type="as-char" svg:width="0.529cm" svg:height="0.529cm" draw:z-index="12"><draw:image xlink:href="Pictures/1000020100000014000000142CDE3065725EEEFB.png" xlink:type="simple" xlink:show="embed" xlink:actuate="onLoad" loext:mime-type="image/png"/></draw:frame></text:p>
            </table:table-cell>
          </table:table-row>
          <table:table-row>
            <table:table-cell table:style-name="Tableau1.A1" office:value-type="string">
              <text:p text:style-name="Table_20_Contents">Kit de développement</text:p>
            </table:table-cell>
            <table:table-cell table:style-name="Tableau1.A1" office:value-type="string">
              <text:p text:style-name="Table_20_Contents">Publik Studio</text:p>
            </table:table-cell>
            <table:table-cell table:style-name="Tableau1.A1" office:value-type="string">
              <text:p text:style-name="Table_20_Contents">Pour construire facilement des applications métiers basiques</text:p>
            </table:table-cell>
            <table:table-cell table:style-name="Tableau1.A1" office:value-type="string">
              <text:p text:style-name="Table_20_Contents"><text:a xlink:type="simple" xlink:href="http://entrouvert.com/" text:style-name="Internet_20_link" text:visited-style-name="Visited_20_Internet_20_Link">Entr'ouvert</text:a></text:p>
            </table:table-cell>
            <table:table-cell table:style-name="Tableau1.A1" office:value-type="string">
              <text:p text:style-name="P49"><draw:frame draw:style-name="fr1" draw:name="Image10" text:anchor-type="as-char" svg:width="0.529cm" svg:height="0.529cm" draw:z-index="13"><draw:image xlink:href="Pictures/100002010000001400000014F0EE9387B46E7032.png" xlink:type="simple" xlink:show="embed" xlink:actuate="onLoad" loext:mime-type="image/png"/></draw:frame></text:p>
            </table:table-cell>
          </table:table-row>
          <table:table-row>
            <table:table-cell table:style-name="Tableau1.A1" table:number-columns-spanned="5" office:value-type="string">
              <text:h text:style-name="Heading_20_2" text:outline-level="2">Logiciels métiers</text:h>
            </table:table-cell>
            <table:covered-table-cell/>
            <table:covered-table-cell/>
            <table:covered-table-cell/>
            <table:covered-table-cell/>
          </table:table-row>
          <table:table-row>
            <table:table-cell table:style-name="Tableau1.A1" office:value-type="string">
              <text:p text:style-name="Table_20_Heading">Briques</text:p>
            </table:table-cell>
            <table:table-cell table:style-name="Tableau1.A1" office:value-type="string">
              <text:p text:style-name="Table_20_Heading">Nom</text:p>
            </table:table-cell>
            <table:table-cell table:style-name="Tableau1.A1" office:value-type="string">
              <text:p text:style-name="Table_20_Heading">Description</text:p>
            </table:table-cell>
            <table:table-cell table:style-name="Tableau1.A1" office:value-type="string">
              <text:p text:style-name="Table_20_Heading">Prestataire</text:p>
            </table:table-cell>
            <table:table-cell table:style-name="Tableau1.A1" office:value-type="string">
              <text:p text:style-name="Table_20_Heading">Intégration</text:p>
            </table:table-cell>
          </table:table-row>
          <table:table-row>
            <table:table-cell table:style-name="Tableau1.A1" office:value-type="string">
              <text:p text:style-name="Table_20_Contents">Enfance</text:p>
            </table:table-cell>
            <table:table-cell table:style-name="Tableau1.A1" office:value-type="string">
              <text:p text:style-name="Table_20_Contents"> </text:p>
            </table:table-cell>
            <table:table-cell table:style-name="Tableau1.A1" office:value-type="string">
              <text:p text:style-name="Table_20_Contents"> </text:p>
            </table:table-cell>
            <table:table-cell table:style-name="Tableau1.A1" office:value-type="string">
              <text:p text:style-name="Table_20_Contents"> </text:p>
            </table:table-cell>
            <table:table-cell table:style-name="Tableau1.A1" office:value-type="string">
              <text:p text:style-name="P49"><draw:frame draw:style-name="fr1" draw:name="Image11" text:anchor-type="as-char" svg:width="0.529cm" svg:height="0.529cm" draw:z-index="14"><draw:image xlink:href="Pictures/100002010000001400000014F0EE9387B46E7032.png" xlink:type="simple" xlink:show="embed" xlink:actuate="onLoad" loext:mime-type="image/png"/></draw:frame></text:p>
            </table:table-cell>
          </table:table-row>
          <table:table-row>
            <table:table-cell table:style-name="Tableau1.A1" office:value-type="string">
              <text:p text:style-name="Table_20_Contents">Conservatoire</text:p>
            </table:table-cell>
            <table:table-cell table:style-name="Tableau1.A1" office:value-type="string">
              <text:p text:style-name="Table_20_Contents"> </text:p>
            </table:table-cell>
            <table:table-cell table:style-name="Tableau1.A1" office:value-type="string">
              <text:p text:style-name="Table_20_Contents"> </text:p>
            </table:table-cell>
            <table:table-cell table:style-name="Tableau1.A1" office:value-type="string">
              <text:p text:style-name="Table_20_Contents"> </text:p>
            </table:table-cell>
            <table:table-cell table:style-name="Tableau1.A1" office:value-type="string">
              <text:p text:style-name="P49"><draw:frame draw:style-name="fr1" draw:name="Image12" text:anchor-type="as-char" svg:width="0.529cm" svg:height="0.529cm" draw:z-index="15"><draw:image xlink:href="Pictures/100002010000001400000014F0EE9387B46E7032.png" xlink:type="simple" xlink:show="embed" xlink:actuate="onLoad" loext:mime-type="image/png"/></draw:frame></text:p>
            </table:table-cell>
          </table:table-row>
          <table:table-row>
            <table:table-cell table:style-name="Tableau1.A1" office:value-type="string">
              <text:p text:style-name="Table_20_Contents">Médiathèque</text:p>
            </table:table-cell>
            <table:table-cell table:style-name="Tableau1.A1" office:value-type="string">
              <text:p text:style-name="Table_20_Contents"> </text:p>
            </table:table-cell>
            <table:table-cell table:style-name="Tableau1.A1" office:value-type="string">
              <text:p text:style-name="Table_20_Contents"> </text:p>
            </table:table-cell>
            <table:table-cell table:style-name="Tableau1.A1" office:value-type="string">
              <text:p text:style-name="Table_20_Contents"> </text:p>
            </table:table-cell>
            <table:table-cell table:style-name="Tableau1.A1" office:value-type="string">
              <text:p text:style-name="P49"><draw:frame draw:style-name="fr1" draw:name="Image13" text:anchor-type="as-char" svg:width="0.529cm" svg:height="0.529cm" draw:z-index="16"><draw:image xlink:href="Pictures/100002010000001400000014F0EE9387B46E7032.png" xlink:type="simple" xlink:show="embed" xlink:actuate="onLoad" loext:mime-type="image/png"/></draw:frame></text:p>
            </table:table-cell>
          </table:table-row>
          <table:table-row>
            <table:table-cell table:style-name="Tableau1.A1" office:value-type="string">
              <text:p text:style-name="Table_20_Contents">Billetterie</text:p>
            </table:table-cell>
            <table:table-cell table:style-name="Tableau1.A1" office:value-type="string">
              <text:p text:style-name="Table_20_Contents"><text:a xlink:type="simple" xlink:href="http://www.e-venement.org/" text:style-name="Internet_20_link" text:visited-style-name="Visited_20_Internet_20_Link">e-venement</text:a></text:p>
            </table:table-cell>
            <table:table-cell table:style-name="Tableau1.A1" office:value-type="string">
              <text:p text:style-name="Table_20_Contents">Billetterie informatisée et gestion des publics</text:p>
            </table:table-cell>
            <table:table-cell table:style-name="Tableau1.A1" office:value-type="string">
              <text:p text:style-name="Table_20_Contents"><text:a xlink:type="simple" xlink:href="http://www.libre-informatique.fr/" text:style-name="Internet_20_link" text:visited-style-name="Visited_20_Internet_20_Link">Libre-informatique</text:a></text:p>
            </table:table-cell>
            <table:table-cell table:style-name="Tableau1.A1" office:value-type="string">
              <text:p text:style-name="P49"><draw:frame draw:style-name="fr1" draw:name="Image14" text:anchor-type="as-char" svg:width="0.529cm" svg:height="0.529cm" draw:z-index="17"><draw:image xlink:href="Pictures/100002010000001400000014ABD78683B5036AF6.png" xlink:type="simple" xlink:show="embed" xlink:actuate="onLoad" loext:mime-type="image/png"/></draw:frame></text:p>
            </table:table-cell>
          </table:table-row>
          <text:soft-page-break/>
          <table:table-row>
            <table:table-cell table:style-name="Tableau1.A1" office:value-type="string">
              <text:p text:style-name="Table_20_Contents">SIG</text:p>
            </table:table-cell>
            <table:table-cell table:style-name="Tableau1.A1" office:value-type="string">
              <text:p text:style-name="Table_20_Contents"><text:a xlink:type="simple" xlink:href="https://www.qgis.org/fr/site/" text:style-name="Internet_20_link" text:visited-style-name="Visited_20_Internet_20_Link">QGIS</text:a></text:p>
            </table:table-cell>
            <table:table-cell table:style-name="Tableau1.A1" office:value-type="string">
              <text:p text:style-name="Table_20_Contents">Système d'information géographique</text:p>
            </table:table-cell>
            <table:table-cell table:style-name="Tableau1.A1" office:value-type="string">
              <text:p text:style-name="Table_20_Contents"><text:a xlink:type="simple" xlink:href="https://www.3liz.com/" text:style-name="Internet_20_link" text:visited-style-name="Visited_20_Internet_20_Link">3liz</text:a></text:p>
            </table:table-cell>
            <table:table-cell table:style-name="Tableau1.A1" office:value-type="string">
              <text:p text:style-name="P49"><draw:frame draw:style-name="fr1" draw:name="Image15" text:anchor-type="as-char" svg:width="0.529cm" svg:height="0.529cm" draw:z-index="18"><draw:image xlink:href="Pictures/100002010000001400000014F0EE9387B46E7032.png" xlink:type="simple" xlink:show="embed" xlink:actuate="onLoad" loext:mime-type="image/png"/></draw:frame></text:p>
            </table:table-cell>
          </table:table-row>
          <table:table-row>
            <table:table-cell table:style-name="Tableau1.A1" office:value-type="string">
              <text:p text:style-name="Table_20_Contents">Urbanisme <draw:frame draw:style-name="fr1" draw:name="Image16" text:anchor-type="as-char" svg:width="0.45cm" svg:height="0.291cm" draw:z-index="19"><draw:image xlink:href="Pictures/10000201000000110000000B0E36DBA256F50CB4.png" xlink:type="simple" xlink:show="embed" xlink:actuate="onLoad" loext:mime-type="image/png"/></draw:frame></text:p>
            </table:table-cell>
            <table:table-cell table:style-name="Tableau1.A1" office:value-type="string">
              <text:p text:style-name="Table_20_Contents"><text:a xlink:type="simple" xlink:href="http://www.imio.be/produits/gestion-de-lurbanisme" text:style-name="Internet_20_link" text:visited-style-name="Visited_20_Internet_20_Link">Urban</text:a></text:p>
            </table:table-cell>
            <table:table-cell table:style-name="Tableau1.A1" office:value-type="string">
              <text:p text:style-name="Table_20_Contents">Cartographie et gestion des permis d'urbanisme</text:p>
            </table:table-cell>
            <table:table-cell table:style-name="Tableau1.A1" office:value-type="string">
              <text:p text:style-name="Table_20_Contents"><text:a xlink:type="simple" xlink:href="http://www.imio.be/" text:style-name="Internet_20_link" text:visited-style-name="Visited_20_Internet_20_Link">IMIO</text:a></text:p>
            </table:table-cell>
            <table:table-cell table:style-name="Tableau1.A1" office:value-type="string">
              <text:p text:style-name="P49"><draw:frame draw:style-name="fr1" draw:name="Image17" text:anchor-type="as-char" svg:width="0.529cm" svg:height="0.529cm" draw:z-index="20"><draw:image xlink:href="Pictures/100002010000001400000014F0EE9387B46E7032.png" xlink:type="simple" xlink:show="embed" xlink:actuate="onLoad" loext:mime-type="image/png"/></draw:frame></text:p>
            </table:table-cell>
          </table:table-row>
          <table:table-row>
            <table:table-cell table:style-name="Tableau1.A1" office:value-type="string">
              <text:p text:style-name="Table_20_Contents">Santé/Social <draw:frame draw:style-name="fr1" draw:name="Image18" text:anchor-type="as-char" svg:width="0.45cm" svg:height="0.291cm" draw:z-index="21"><draw:image xlink:href="Pictures/10000201000000110000000B0E36DBA256F50CB4.png" xlink:type="simple" xlink:show="embed" xlink:actuate="onLoad" loext:mime-type="image/png"/></draw:frame></text:p>
            </table:table-cell>
            <table:table-cell table:style-name="Tableau1.A1" office:value-type="string">
              <text:p text:style-name="Table_20_Contents"><text:a xlink:type="simple" xlink:href="http://chill.social/" text:style-name="Internet_20_link" text:visited-style-name="Visited_20_Internet_20_Link">Chill</text:a></text:p>
            </table:table-cell>
            <table:table-cell table:style-name="Tableau1.A1" office:value-type="string">
              <text:p text:style-name="Table_20_Contents">Accompagnement social</text:p>
            </table:table-cell>
            <table:table-cell table:style-name="Tableau1.A1" office:value-type="string">
              <text:p text:style-name="Table_20_Contents"><text:a xlink:type="simple" xlink:href="https://www.champs-libres.coop/" text:style-name="Internet_20_link" text:visited-style-name="Visited_20_Internet_20_Link">Champs-libres</text:a></text:p>
            </table:table-cell>
            <table:table-cell table:style-name="Tableau1.A1" office:value-type="string">
              <text:p text:style-name="P49"><draw:frame draw:style-name="fr1" draw:name="Image19" text:anchor-type="as-char" svg:width="0.529cm" svg:height="0.529cm" draw:z-index="22"><draw:image xlink:href="Pictures/100002010000001400000014F0EE9387B46E7032.png" xlink:type="simple" xlink:show="embed" xlink:actuate="onLoad" loext:mime-type="image/png"/></draw:frame></text:p>
            </table:table-cell>
          </table:table-row>
          <table:table-row>
            <table:table-cell table:style-name="Tableau1.A1" office:value-type="string">
              <text:p text:style-name="Table_20_Contents">Services techniques</text:p>
            </table:table-cell>
            <table:table-cell table:style-name="Tableau1.A1" office:value-type="string">
              <text:p text:style-name="Table_20_Contents"><text:a xlink:type="simple" xlink:href="http://www.opengst.fr/" text:style-name="Internet_20_link" text:visited-style-name="Visited_20_Internet_20_Link">OpenGST</text:a></text:p>
            </table:table-cell>
            <table:table-cell table:style-name="Tableau1.A1" office:value-type="string">
              <text:p text:style-name="Table_20_Contents">Gestion des Services Techniques</text:p>
            </table:table-cell>
            <table:table-cell table:style-name="Tableau1.A1" office:value-type="string">
              <text:p text:style-name="Table_20_Contents"><text:a xlink:type="simple" xlink:href="https://www.atreal.fr/" text:style-name="Internet_20_link" text:visited-style-name="Visited_20_Internet_20_Link">atReal</text:a></text:p>
            </table:table-cell>
            <table:table-cell table:style-name="Tableau1.A1" office:value-type="string">
              <text:p text:style-name="P49"><draw:frame draw:style-name="fr1" draw:name="Image20" text:anchor-type="as-char" svg:width="0.529cm" svg:height="0.529cm" draw:z-index="23"><draw:image xlink:href="Pictures/100002010000001400000014ABD78683B5036AF6.png" xlink:type="simple" xlink:show="embed" xlink:actuate="onLoad" loext:mime-type="image/png"/></draw:frame></text:p>
            </table:table-cell>
          </table:table-row>
          <table:table-row>
            <table:table-cell table:style-name="Tableau1.A1" office:value-type="string">
              <text:p text:style-name="Table_20_Contents">Elections</text:p>
            </table:table-cell>
            <table:table-cell table:style-name="Tableau1.A1" office:value-type="string">
              <text:p text:style-name="Table_20_Contents"><text:a xlink:type="simple" xlink:href="http://www.openmairie.org/catalogue/openelec/openelec-gestion-des-listes-electorales/?searchterm=None" text:style-name="Internet_20_link" text:visited-style-name="Visited_20_Internet_20_Link">OpenElec</text:a></text:p>
            </table:table-cell>
            <table:table-cell table:style-name="Tableau1.A1" office:value-type="string">
              <text:p text:style-name="Table_20_Contents"><text:bookmark text:name="parent-fieldname-description"/>Gestion des listes électorales</text:p>
            </table:table-cell>
            <table:table-cell table:style-name="Tableau1.A1" office:value-type="string">
              <text:p text:style-name="Table_20_Contents"><text:a xlink:type="simple" xlink:href="https://www.atreal.fr/" text:style-name="Internet_20_link" text:visited-style-name="Visited_20_Internet_20_Link">atReal</text:a></text:p>
            </table:table-cell>
            <table:table-cell table:style-name="Tableau1.A1" office:value-type="string">
              <text:p text:style-name="P49"><draw:frame draw:style-name="fr1" draw:name="Image21" text:anchor-type="as-char" svg:width="0.529cm" svg:height="0.529cm" draw:z-index="24"><draw:image xlink:href="Pictures/100002010000001400000014ABD78683B5036AF6.png" xlink:type="simple" xlink:show="embed" xlink:actuate="onLoad" loext:mime-type="image/png"/></draw:frame></text:p>
            </table:table-cell>
          </table:table-row>
          <table:table-row>
            <table:table-cell table:style-name="Tableau1.A1" office:value-type="string">
              <text:p text:style-name="Table_20_Contents">Droit des sols</text:p>
            </table:table-cell>
            <table:table-cell table:style-name="Tableau1.A1" office:value-type="string">
              <text:p text:style-name="Table_20_Contents"><text:a xlink:type="simple" xlink:href="http://www.openmairie.org/catalogue/openads" text:style-name="Internet_20_link" text:visited-style-name="Visited_20_Internet_20_Link">OpenADS</text:a></text:p>
            </table:table-cell>
            <table:table-cell table:style-name="Tableau1.A1" office:value-type="string">
              <text:p text:style-name="Table_20_Contents"><text:bookmark text:name="parent-fieldname-description1"/>Gestion des autorisations du droit des sols</text:p>
            </table:table-cell>
            <table:table-cell table:style-name="Tableau1.A1" office:value-type="string">
              <text:p text:style-name="Table_20_Contents"><text:a xlink:type="simple" xlink:href="https://www.atreal.fr/" text:style-name="Internet_20_link" text:visited-style-name="Visited_20_Internet_20_Link">atReal</text:a></text:p>
            </table:table-cell>
            <table:table-cell table:style-name="Tableau1.A1" office:value-type="string">
              <text:p text:style-name="P49"><draw:frame draw:style-name="fr1" draw:name="Image22" text:anchor-type="as-char" svg:width="0.529cm" svg:height="0.529cm" draw:z-index="25"><draw:image xlink:href="Pictures/100002010000001400000014ABD78683B5036AF6.png" xlink:type="simple" xlink:show="embed" xlink:actuate="onLoad" loext:mime-type="image/png"/></draw:frame></text:p>
            </table:table-cell>
          </table:table-row>
          <table:table-row>
            <table:table-cell table:style-name="Tableau1.A1" office:value-type="string">
              <text:p text:style-name="Table_20_Contents">Gestion des cimetières</text:p>
            </table:table-cell>
            <table:table-cell table:style-name="Tableau1.A1" office:value-type="string">
              <text:p text:style-name="Table_20_Contents"><text:a xlink:type="simple" xlink:href="http://www.openmairie.org/catalogue/opencimetiere" text:style-name="Internet_20_link" text:visited-style-name="Visited_20_Internet_20_Link">OpenCimetière </text:a></text:p>
            </table:table-cell>
            <table:table-cell table:style-name="Tableau1.A1" office:value-type="string">
              <text:p text:style-name="Table_20_Contents">Gestion des concessions funéraires</text:p>
            </table:table-cell>
            <table:table-cell table:style-name="Tableau1.A1" office:value-type="string">
              <text:p text:style-name="Table_20_Contents"><text:a xlink:type="simple" xlink:href="https://www.atreal.fr/" text:style-name="Internet_20_link" text:visited-style-name="Visited_20_Internet_20_Link">atReal</text:a></text:p>
            </table:table-cell>
            <table:table-cell table:style-name="Tableau1.A1" office:value-type="string">
              <text:p text:style-name="P49"><draw:frame draw:style-name="fr1" draw:name="Image23" text:anchor-type="as-char" svg:width="0.529cm" svg:height="0.529cm" draw:z-index="26"><draw:image xlink:href="Pictures/100002010000001400000014ABD78683B5036AF6.png" xlink:type="simple" xlink:show="embed" xlink:actuate="onLoad" loext:mime-type="image/png"/></draw:frame></text:p>
            </table:table-cell>
          </table:table-row>
          <table:table-row>
            <table:table-cell table:style-name="Tableau1.A1" office:value-type="string">
              <text:p text:style-name="Table_20_Contents">Population / État civil</text:p>
            </table:table-cell>
            <table:table-cell table:style-name="Tableau1.A1" office:value-type="string">
              <text:p text:style-name="Table_20_Contents"> </text:p>
            </table:table-cell>
            <table:table-cell table:style-name="Tableau1.A1" office:value-type="string">
              <text:p text:style-name="Table_20_Contents"> </text:p>
            </table:table-cell>
            <table:table-cell table:style-name="Tableau1.A1" office:value-type="string">
              <text:p text:style-name="Table_20_Contents"> </text:p>
            </table:table-cell>
            <table:table-cell table:style-name="Tableau1.A1" office:value-type="string">
              <text:p text:style-name="P49"><draw:frame draw:style-name="fr1" draw:name="Image24" text:anchor-type="as-char" svg:width="0.529cm" svg:height="0.529cm" draw:z-index="27"><draw:image xlink:href="Pictures/100002010000001400000014F0EE9387B46E7032.png" xlink:type="simple" xlink:show="embed" xlink:actuate="onLoad" loext:mime-type="image/png"/></draw:frame></text:p>
            </table:table-cell>
          </table:table-row>
        </table:table>
        <text:p text:style-name="Text_20_body"><draw:frame draw:style-name="fr1" draw:name="Image25" text:anchor-type="as-char" svg:width="0.529cm" svg:height="0.529cm" draw:z-index="0"><draw:image xlink:href="Pictures/100002010000001400000014F0EE9387B46E7032.png" xlink:type="simple" xlink:show="embed" xlink:actuate="onLoad" loext:mime-type="image/png"/></draw:frame><text:s/>À venir         <draw:frame draw:style-name="fr1" draw:name="Image26" text:anchor-type="as-char" svg:width="0.529cm" svg:height="0.529cm" draw:z-index="1"><draw:image xlink:href="Pictures/100002010000001400000014ABD78683B5036AF6.png" xlink:type="simple" xlink:show="embed" xlink:actuate="onLoad" loext:mime-type="image/png"/></draw:frame><text:s/>En cours           <draw:frame draw:style-name="fr1" draw:name="Image27" text:anchor-type="as-char" svg:width="0.529cm" svg:height="0.529cm" draw:z-index="2"><draw:image xlink:href="Pictures/1000020100000014000000142CDE3065725EEEFB.png" xlink:type="simple" xlink:show="embed" xlink:actuate="onLoad" loext:mime-type="image/png"/></draw:frame> Fait          <draw:frame draw:style-name="fr1" draw:name="Image28" text:anchor-type="as-char" svg:width="0.45cm" svg:height="0.291cm" draw:z-index="3"><draw:image xlink:href="Pictures/10000201000000110000000B0E36DBA256F50CB4.png" xlink:type="simple" xlink:show="embed" xlink:actuate="onLoad" loext:mime-type="image/png"/></draw:frame><text:s/>Spécifique à la législation belge</text:p>
      </text:section>
      <text:p text:style-name="P48"/>
      <text:p text:style-name="P48"/>
      <text:p text:style-name="P48"/>
      <text:h text:style-name="P2" text:outline-level="1">La méthode</text:h>
      <text:section text:style-name="Sect1" text:name="methode">
        <text:list xml:id="list3543104434" text:style-name="L22">
          <text:list-item>
            <text:p text:style-name="P25">Le club utilisateur de Publik est moteur dans la définition des besoins pour paramétrer les briques ou en développer de nouvelles.</text:p>
          </text:list-item>
          <text:list-item>
            <text:p text:style-name="P25">Entr’ouvert échange avec les éditeurs pressentis, fait de la veille sur l’ensemble des logiciels métiers libres.</text:p>
          </text:list-item>
          <text:list-item>
            <text:p text:style-name="P25">Le projet est suffisamment innovant pour être présenté à des bailleurs de fonds, nous allons explorer cette piste.</text:p>
          </text:list-item>
        </text:list>
        <text:list xml:id="list1387105522" text:style-name="L23">
          <text:list-item>
            <text:p text:style-name="P26">La solution n'est pas aux mains d'un seul prestataire, Publik 2020 crée une dynamique entre plusieurs éditeurs et les collectivités.</text:p>
          </text:list-item>
          <text:list-item>
            <text:p text:style-name="P26">Nous visons la sobriété, la simplification, souhaitons éviter la redondance entre une multitude de briques logicielles.</text:p>
          </text:list-item>
          <text:list-item>
            <text:p text:style-name="P26">La communication est facilitée entre toutes les briques, obligatoirement. Toutes les briques « rayonnent ».</text:p>
          </text:list-item>
          <text:list-item>
            <text:p text:style-name="P26">Les formats et les standards ouverts sont privilégiés. C’est la meilleure façon de garantir l’interopérabilité et de faciliter la mutualisation.</text:p>
          </text:list-item>
          <text:list-item>
            <text:p text:style-name="P26">Tout ceci est un gage nécessaire de pérennité et d'avancées technologiques rapides.</text:p>
          </text:list-item>
        </text:list>
      </text:section>
      <text:p text:style-name="P48"/>
      <text:h text:style-name="P2" text:outline-level="1">Roadmap</text:h>
      <text:section text:style-name="Sect1" text:name="roadmap">
        <text:h text:style-name="Heading_20_2" text:outline-level="2"><text:soft-page-break/>2017</text:h>
        <text:list xml:id="list913967344" text:style-name="L24">
          <text:list-item>
            <text:p text:style-name="P27">Identifier les solutions (et prestataires) susceptibles d'être des briques Publik 2020, juin</text:p>
          </text:list-item>
          <text:list-item>
            <text:p text:style-name="P27">Communiquer sur le projet, juin</text:p>
          </text:list-item>
          <text:list-item>
            <text:p text:style-name="P27">Essayer de trouver un financement externe (CIR ou projet de recherche), juin</text:p>
          </text:list-item>
          <text:list-item>
            <text:p text:style-name="P27">Construction technique de 2 ou 3 modules, juin à décembre.</text:p>
          </text:list-item>
          <text:list-item>
            <text:p text:style-name="P27">Présentation au club utilisateur en décembre.</text:p>
          </text:list-item>
        </text:list>
        <text:h text:style-name="Heading_20_2" text:outline-level="2">2018</text:h>
        <text:list xml:id="list3731930283" text:style-name="L25">
          <text:list-item>
            <text:p text:style-name="P28">Développement de Publik Studio, janvier à juin</text:p>
          </text:list-item>
          <text:list-item>
            <text:p text:style-name="P28">Discussion avec club utilisateur, Adullact, IMIO, pour identifier les trous dans la raquette (les besoins non couverts par des applications libres satisfaisantes) et chercher des moyens pour les développer ou les faire développer, janvier à juin</text:p>
          </text:list-item>
          <text:list-item>
            <text:p text:style-name="P28">Développement d'une application métier phare (famille ?), juillet à décembre.</text:p>
          </text:list-item>
          <text:list-item>
            <text:p text:style-name="P28">Identification et mise en place de nouveaux modules Publik, toute l'année.</text:p>
          </text:list-item>
        </text:list>
        <text:h text:style-name="Heading_20_2" text:outline-level="2">2019</text:h>
        <text:list xml:id="list4053759945" text:style-name="L26">
          <text:list-item>
            <text:p text:style-name="P29">Développement d'une appli métier phare (famille ?), janvier à juin.</text:p>
          </text:list-item>
          <text:list-item>
            <text:p text:style-name="P29">Identification et mise en place de nouveaux modules Publik, toute l'année.</text:p>
          </text:list-item>
        </text:list>
        <text:h text:style-name="Heading_20_2" text:outline-level="2">2020</text:h>
        <text:p text:style-name="Text_20_body">Publik 2020 fait tout, tout le monde utilise des briques libres, cette planète est un monde meilleur.</text:p>
      </text:section>
      <text:p text:style-name="P48"/>
      <text:p text:style-name="P48"/>
      <text:h text:style-name="P2" text:outline-level="1">Les partenaires éditeurs / intégrateurs</text:h>
      <text:section text:style-name="Sect1" text:name="partenaires">
        <text:p text:style-name="Text_20_body">Ces partenaires sont des sociétés qui connaissent le métier des collectivités et bien entendu leurs solutions. Leur engagement pour l’essor du logiciel libre est avéré. La qualité de leurs prestations également.</text:p>
        <text:p text:style-name="Text_20_body">Vous êtes éditeur / intégrateur et vous êtes étonnés de ne pas voir votre application ? <text:a xlink:type="simple" xlink:href="mailto:publik2020@entrouvert.com" text:style-name="Internet_20_link" text:visited-style-name="Visited_20_Internet_20_Link">Contactez-nous</text:a> !</text:p>
        <text:p text:style-name="Text_20_body">Vous êtes une collectivité et vous êtes étonnés de ne pas voir tel ou tel besoin couvert ? <text:a xlink:type="simple" xlink:href="mailto:publik2020@entrouvert.com" text:style-name="Internet_20_link" text:visited-style-name="Visited_20_Internet_20_Link">Contactez-nous</text:a> !</text:p>
        <text:p text:style-name="Text_20_body">Vous trouvez qu’on est mégalos et qu’on y arrivera jamais ? Ne nous contactez pas, on est déjà au courant et nous croyons à la force des utopies motrices.</text:p>
      </text:section>
      <text:p text:style-name="P48"/>
      <text:p text:style-name="P4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5:41:56.677340398</meta:creation-date>
    <dc:date>2017-11-17T17:40:53.843664061</dc:date>
    <meta:editing-duration>PT8M26S</meta:editing-duration>
    <meta:editing-cycles>1</meta:editing-cycles>
    <meta:document-statistic meta:table-count="1" meta:image-count="28" meta:object-count="0" meta:page-count="12" meta:paragraph-count="316" meta:word-count="2849" meta:character-count="18878" meta:non-whitespace-character-count="16297"/>
    <meta:generator>LibreOffice/5.4.1.2$Linux_X86_64 LibreOffice_project/40m0$Build-2</meta:generator>
  </office:meta>
</office:document-meta>
</file>